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Attributes.isSe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Attributes.set( String name , RtfAttributes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Attributes.setXslAttributes( Attributes pAttrib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tfAttributes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tfAttributes.getValu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Attributes.getXsl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Attributes.getValueAsInteg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Attributes.set( String name ,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Attribute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Attributes.addIntegerValue( int addValu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Attributes.set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Attributes.se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Attributes.set( RtfAttributes attr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RtfAttributes.name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Attributes.unse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